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paragraph-rsid="00036c84" style:font-weight-asian="bold" style:font-weight-complex="bold"/>
    </style:style>
    <style:style style:name="P2" style:family="paragraph" style:parent-style-name="Standard">
      <style:paragraph-properties fo:text-align="justify" style:justify-single-word="false"/>
      <style:text-properties fo:font-weight="bold" officeooo:paragraph-rsid="0003f3d0" style:font-weight-asian="bold" style:font-weight-complex="bold"/>
    </style:style>
    <style:style style:name="P3" style:family="paragraph" style:parent-style-name="Standard">
      <style:paragraph-properties fo:text-align="justify" style:justify-single-word="false"/>
      <style:text-properties fo:font-weight="bold" officeooo:paragraph-rsid="00046e28" style:font-weight-asian="bold" style:font-weight-complex="bold"/>
    </style:style>
    <style:style style:name="P4" style:family="paragraph" style:parent-style-name="Standard">
      <style:paragraph-properties fo:text-align="justify" style:justify-single-word="false"/>
      <style:text-properties fo:font-weight="normal" officeooo:paragraph-rsid="00036c84" style:font-weight-asian="normal" style:font-weight-complex="normal"/>
    </style:style>
    <style:style style:name="P5" style:family="paragraph" style:parent-style-name="Standard">
      <style:paragraph-properties fo:text-align="justify" style:justify-single-word="false"/>
      <style:text-properties fo:font-weight="normal" officeooo:paragraph-rsid="0003f3d0" style:font-weight-asian="normal" style:font-weight-complex="normal"/>
    </style:style>
    <style:style style:name="P6" style:family="paragraph" style:parent-style-name="Standard">
      <style:paragraph-properties fo:text-align="justify" style:justify-single-word="false"/>
      <style:text-properties fo:font-weight="normal" officeooo:paragraph-rsid="00046e28" style:font-weight-asian="normal" style:font-weight-complex="normal"/>
    </style:style>
    <style:style style:name="P7" style:family="paragraph" style:parent-style-name="Standard">
      <style:paragraph-properties fo:text-align="justify" style:justify-single-word="false"/>
      <style:text-properties officeooo:paragraph-rsid="00036c84"/>
    </style:style>
    <style:style style:name="P8" style:family="paragraph" style:parent-style-name="Standard">
      <style:paragraph-properties fo:text-align="justify" style:justify-single-word="false"/>
      <style:text-properties officeooo:paragraph-rsid="00046e28"/>
    </style:style>
    <style:style style:name="T1" style:family="text">
      <style:text-properties officeooo:rsid="00036c84"/>
    </style:style>
    <style:style style:name="T2" style:family="text">
      <style:text-properties fo:font-weight="bold" officeooo:rsid="00036c84" style:font-weight-asian="bold" style:font-weight-complex="bold"/>
    </style:style>
    <style:style style:name="T3" style:family="text">
      <style:text-properties fo:font-weight="normal" officeooo:rsid="00036c84" style:font-weight-asian="normal" style:font-weight-complex="normal"/>
    </style:style>
    <style:style style:name="T4" style:family="text">
      <style:text-properties fo:font-style="italic" fo:font-weight="normal" officeooo:rsid="00036c84" style:font-style-asian="italic" style:font-weight-asian="normal" style:font-style-complex="italic" style:font-weight-complex="normal"/>
    </style:style>
    <style:style style:name="T5" style:family="text">
      <style:text-properties fo:font-style="italic" fo:font-weight="normal" officeooo:rsid="0003f3d0" style:font-style-asian="italic" style:font-weight-asian="normal" style:font-style-complex="italic" style:font-weight-complex="normal"/>
    </style:style>
    <style:style style:name="T6" style:family="text">
      <style:text-properties fo:font-style="normal" officeooo:rsid="00036c84" style:font-style-asian="normal" style:font-style-complex="normal"/>
    </style:style>
    <style:style style:name="T7" style:family="text">
      <style:text-properties fo:font-style="normal" officeooo:rsid="0003f3d0" style:font-style-asian="normal" style:font-style-complex="normal"/>
    </style:style>
    <style:style style:name="T8" style:family="text">
      <style:text-properties fo:font-style="normal" officeooo:rsid="00046e28" style:font-style-asian="normal" style:font-style-complex="normal"/>
    </style:style>
    <style:style style:name="T9" style:family="text">
      <style:text-properties fo:font-style="normal" fo:font-weight="normal" officeooo:rsid="00036c84" style:font-style-asian="normal" style:font-weight-asian="normal" style:font-style-complex="normal" style:font-weight-complex="normal"/>
    </style:style>
    <style:style style:name="T10" style:family="text">
      <style:text-properties fo:font-style="normal" fo:font-weight="normal" officeooo:rsid="0003f3d0" style:font-style-asian="normal" style:font-weight-asian="normal" style:font-style-complex="normal" style:font-weight-complex="normal"/>
    </style:style>
    <style:style style:name="T11" style:family="text">
      <style:text-properties fo:font-style="normal" fo:font-weight="normal" officeooo:rsid="00046e28" style:font-style-asian="normal" style:font-weight-asian="normal" style:font-style-complex="normal" style:font-weight-complex="normal"/>
    </style:style>
    <style:style style:name="T12" style:family="text">
      <style:text-properties fo:font-style="normal" fo:font-weight="bold" officeooo:rsid="00036c84" style:font-style-asian="normal" style:font-weight-asian="bold" style:font-style-complex="normal" style:font-weight-complex="bold"/>
    </style:style>
    <style:style style:name="T13" style:family="text">
      <style:text-properties fo:font-style="normal" fo:font-weight="bold" officeooo:rsid="00046e28"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P C++4 : Héritage et Polymorphisme</text:span></text:p>
      <text:p text:style-name="P7"><text:span text:style-name="T1"/></text:p>
      <text:p text:style-name="P7"><text:span text:style-name="T1"/></text:p>
      <text:p text:style-name="P7"><text:span text:style-name="T1"/></text:p>
      <text:p text:style-name="P7"><text:span text:style-name="T1">Le but du livrable est de proposer un logiciel permettant la gestion de formes diverses dont la lite exhaustive est : segment, rectangle, polygone convexe, réunion de formes, intersection de formes.</text:span></text:p>
      <text:p text:style-name="P7"><text:span text:style-name="T1"/></text:p>
      <text:p text:style-name="P7"><text:span text:style-name="T1">L'utilisateur peut effectuer une liste d'actions à savoir :</text:span></text:p>
      <text:p text:style-name="P7"><text:span text:style-name="T1">- créer ces formes</text:span></text:p>
      <text:p text:style-name="P7"><text:span text:style-name="T1">- les détruires une à une ou toutes d'un coup</text:span></text:p>
      <text:p text:style-name="P7"><text:span text:style-name="T1">- vérifier si un point est dans une forme</text:span></text:p>
      <text:p text:style-name="P7"><text:span text:style-name="T1">- la déplacer</text:span></text:p>
      <text:p text:style-name="P7"><text:span text:style-name="T1">- les lister</text:span></text:p>
      <text:p text:style-name="P7"><text:span text:style-name="T1">- refaire une action ou l'annuler</text:span></text:p>
      <text:p text:style-name="P7"><text:span text:style-name="T1">- charger/sauvergarder dans un fichier les données courantes</text:span></text:p>
      <text:p text:style-name="P7"><text:span text:style-name="T1">- sortir du logiciel</text:span></text:p>
      <text:p text:style-name="P7"><text:span text:style-name="T1"/></text:p>
      <text:p text:style-name="P7"><text:span text:style-name="T1">Le logiciel est donc composé de plusieurs éléments bien identifiables :</text:span></text:p>
      <text:p text:style-name="P7"><text:span text:style-name="T1">- </text:span><text:span text:style-name="T2">ShapeManager : </text:span><text:span text:style-name="T1">un conteneur de formes qui pourra effectuer des opérations sur celles-ci, (quasiment toutes celles qui sont listées ci-dessus)</text:span></text:p>
      <text:p text:style-name="P7"><text:span text:style-name="T1">- </text:span><text:span text:style-name="T2">History :</text:span><text:span text:style-name="T3"> l'élément qui va récupérer les entrées utilisateurs et les formater pour le </text:span><text:span text:style-name="T4">ShapeManager</text:span><text:span text:style-name="T9">. Par conséquent il pourra aussi faire les Undo/Redo des actions</text:span></text:p>
      <text:p text:style-name="P7"><text:span text:style-name="T9">- </text:span><text:span text:style-name="T12">UndoRedoFunction :</text:span><text:span text:style-name="T9"> un objet typique qui va avoir une fonction Do et une fonction Undo pour pouvoir faire ou refaire une action</text:span></text:p>
      <text:p text:style-name="P7"><text:span text:style-name="T9">- </text:span><text:span text:style-name="T12">Shape :</text:span><text:span text:style-name="T9"> les formes en elle-mêmes</text:span></text:p>
      <text:p text:style-name="P8"><text:span text:style-name="T11">- </text:span><text:span text:style-name="T13">Vector2D : </text:span><text:span text:style-name="T11">une classe utilitaire qui nous permet tout plein d'opérations sur les points</text:span></text:p>
      <text:p text:style-name="P8"><text:span text:style-name="T11"/></text:p>
      <text:p text:style-name="P8"><text:span text:style-name="T11">Je rajoute une classe </text:span><text:span text:style-name="T13">util </text:span><text:span text:style-name="T11">que j'ai du rajouter à cause de problèmes avec MinGW qui redéfini quelques fonctions de la STL.</text:span></text:p>
      <text:p text:style-name="P1"><text:span text:style-name="T6"/></text:p>
      <text:p text:style-name="P1"><text:span text:style-name="T6"/></text:p>
      <text:p text:style-name="P1"><text:span text:style-name="T6"/></text:p>
      <text:p text:style-name="P1"><text:span text:style-name="T6">Les Shapes</text:span></text:p>
      <text:p text:style-name="P1"><text:span text:style-name="T6"/></text:p>
      <text:p text:style-name="P4"><text:span text:style-name="T6">Pour les shapes nous avons besoin de quelques outils pour les manipuler et les créer qui sont propres à chaque type de formes. Mais on peut tout de même les séparer en deux classes : les formes simples et les formes composées.</text:span></text:p>
      <text:p text:style-name="P4"><text:span text:style-name="T6"/></text:p>
      <text:p text:style-name="P4"><text:span text:style-name="T6">En commun elles disposent d'</text:span><text:span text:style-name="T7">attributs </text:span><text:span text:style-name="T6">:</text:span></text:p>
      <text:p text:style-name="P1"><text:span text:style-name="T6">name </text:span><text:span text:style-name="T9">: le nom de la forme</text:span></text:p>
      <text:p text:style-name="P1"><text:span text:style-name="T6">offset :</text:span><text:span text:style-name="T9"> le décalage par rapport au centre du quadrillage</text:span></text:p>
      <text:p text:style-name="P1"><text:span text:style-name="T6">shapeType :</text:span><text:span text:style-name="T9"> leur type (segment, rectangle,...). Ca fait redondance, mais c'est utile pour l'utilisa</text:span><text:span text:style-name="T10">tion de méthodes.</text:span></text:p>
      <text:p text:style-name="P1"><text:span text:style-name="T10"/></text:p>
      <text:p text:style-name="P2"><text:span text:style-name="T10">De même toutes les </text:span><text:span text:style-name="T5">Shapes</text:span><text:span text:style-name="T10"> doivent permettre certains services :</text:span></text:p>
      <text:p text:style-name="P2"><text:span text:style-name="T7">Clone() : </text:span><text:span text:style-name="T10">renvoie une copie d'elle même</text:span></text:p>
      <text:p text:style-name="P2"><text:span text:style-name="T7">GetName() / GetOffset() / GetType() :</text:span><text:span text:style-name="T10"> pour récupérer les attributs</text:span></text:p>
      <text:p text:style-name="P2"><text:span text:style-name="T7">bool IsInShape(Vector2D) : </text:span><text:span text:style-name="T10">pour savoir si un point est dans la forme</text:span></text:p>
      <text:p text:style-name="P2"><text:span text:style-name="T7">Move(Vector2D):</text:span><text:span text:style-name="T10"> pour décaler l'offset</text:span></text:p>
      <text:p text:style-name="P2"><text:span text:style-name="T10"/></text:p>
      <text:p text:style-name="P4"><text:span text:style-name="T6"/></text:p>
      <text:p text:style-name="P2"><text:span text:style-name="T6">ShapeSingle</text:span><text:span text:style-name="T9"> </text:span></text:p>
      <text:p text:style-name="P2"><text:soft-page-break/><text:span text:style-name="T9">Hérite des propriétés de </text:span><text:span text:style-name="T6">Shape </text:span><text:span text:style-name="T10">mais redéfini IsInShape suivant Rectangle/Segment ou Polygone Convexe.</text:span></text:p>
      <text:p text:style-name="P2"><text:span text:style-name="T10">Elle ajoute aussi un </text:span><text:span text:style-name="T7">vector&lt;Vector2D&gt; points </text:span><text:span text:style-name="T10">qui contient les points définissant la figure qui sont interprétés différemment suivant les formes.</text:span></text:p>
      <text:p text:style-name="P2"><text:span text:style-name="T7">Segment :</text:span><text:span text:style-name="T10"> pour créer un segment on lui donne en paramètre son nom, le premier et le deuxième point. IsInShape vérifie si le point se trouve bien sur le segment par un test de colinéarité</text:span></text:p>
      <text:p text:style-name="P2"><text:span text:style-name="T10"/></text:p>
      <text:p text:style-name="P2"><text:span text:style-name="T7">Rectangle : </text:span><text:span text:style-name="T10">pour sa création on donne son nom, un coin, puis le coin opposé dans la diagonale quelqu'il soit. IsInSHape vérifie si le point est bien dans le rectangle en s'assurant plutôt qu'il n'est pas à l'extérieur.</text:span></text:p>
      <text:p text:style-name="P2"><text:span text:style-name="T10"/></text:p>
      <text:p text:style-name="P2"><text:span text:style-name="T7">PolyConv : </text:span><text:span text:style-name="T10">pour créer un polygone convexe, on donne son nom et un </text:span><text:span text:style-name="T7">vector&lt;Vector2D&gt; </text:span><text:span text:style-name="T10">qui contient tout les points que l'on veut ajouter. Elle fournit une méthode static </text:span><text:span text:style-name="T7">VerifyConvexity </text:span><text:span text:style-name="T10">qui permet de vérifier si les points forment bien un polygone convexe. Si ça n'est pas le cas, l'objet peut toujours être créé mais les résultats de </text:span><text:span text:style-name="T7">IsInShape</text:span><text:span text:style-name="T10"> seront imprévisibles.</text:span></text:p>
      <text:p text:style-name="P5"><text:span text:style-name="T7">IsInShape vérifie pendant le parcours des côtés du polygone que le point testé est toujours à gauche de chaque segment dans un parcours trigonométrique du polygone.</text:span></text:p>
      <text:p text:style-name="P5"><text:span text:style-name="T7"/></text:p>
      <text:p text:style-name="P2"><text:span text:style-name="T7">Shape Multiple</text:span></text:p>
      <text:p text:style-name="P2"><text:span text:style-name="T10">Hérite de </text:span><text:span text:style-name="T7">Shape </text:span><text:span text:style-name="T10">aussi et rédéfini aussi IsInShape suivant si Réunion ou Intersection.</text:span></text:p>
      <text:p text:style-name="P2"><text:span text:style-name="T10">Ajoute aussi un </text:span><text:span text:style-name="T7">vector&lt;Shape*&gt; shapes </text:span><text:span text:style-name="T10">qui contient toutes les shapes qui composent le </text:span><text:span text:style-name="T5">ShapeMultiple</text:span><text:span text:style-name="T10">. L'avantage de cet héritage c'est qu'il est très facile de faire des shapes de shapes qui contiennent des shapes à l'infini (enfin jusqu'à blinder la mémoire).</text:span></text:p>
      <text:p text:style-name="P2"><text:span text:style-name="T10"/></text:p>
      <text:p text:style-name="P2"><text:span text:style-name="T7">PolyUnion</text:span><text:span text:style-name="T10"> : Un nom, et un </text:span><text:span text:style-name="T7">vector&lt;Shape*&gt; </text:span><text:span text:style-name="T10">pour le créer.</text:span></text:p>
      <text:p text:style-name="P2"><text:span text:style-name="T10">IsInShape appelle le IsInShape de chaque shape de </text:span><text:span text:style-name="T5">shapes </text:span><text:span text:style-name="T10">et si pour au moins l'une de ces figures on trouve un IsInShape vrai, alors le point est bien dans le PolyUnion.</text:span></text:p>
      <text:p text:style-name="P2"><text:span text:style-name="T10"/></text:p>
      <text:p text:style-name="P2"><text:span text:style-name="T7">PolyIntersect</text:span><text:span text:style-name="T10"> : Un nom, et un </text:span><text:span text:style-name="T7">vector&lt;Shape*&gt; </text:span><text:span text:style-name="T10">pour le créer.</text:span></text:p>
      <text:p text:style-name="P2"><text:span text:style-name="T10">IsInShape appelle le IsInShape de chaque shape de </text:span><text:span text:style-name="T5">shapes </text:span><text:span text:style-name="T10">et si pour au moins l'une de ces figures on trouve un IsInShape </text:span><text:span text:style-name="T11">faux</text:span><text:span text:style-name="T10"> alors le point </text:span><text:span text:style-name="T11">n'</text:span><text:span text:style-name="T10">est </text:span><text:span text:style-name="T11">pas dans le PolyIntersect (donc toutes les sous-shapes doivent posséder le point)</text:span></text:p>
      <text:p text:style-name="P4"><text:span text:style-name="T7"/></text:p>
      <text:p text:style-name="P4"><text:span text:style-name="T7"/></text:p>
      <text:p text:style-name="P3"><text:span text:style-name="T8">Vector2D</text:span></text:p>
      <text:p text:style-name="P6"><text:span text:style-name="T8">Sans trop s'attarder, cette classe peut à la fois être vue comme un simple point, ou comme un vecteur en deux dimensions. Elle rédéfinit tout un tas de calculs comme les additions/soustraction de vecteurs entre eux ou multiplication/division par des scalaires mais aussi des fonctions plus complexes comme les calculs d'angles entre vecteurs ou le déterminant d'une matrice de deux vecteurs. J'en abuse de partout dans le programme ce qui le rend plus lisible.</text:span></text:p>
      <text:p text:style-name="P6"><text:span text:style-name="T8"/></text:p>
      <text:p text:style-name="P3"><text:span text:style-name="T8">ShapeManager</text:span></text:p>
      <text:p text:style-name="P6"><text:span text:style-name="T8">Le conteneur de formes. Il ne peut contenir qu'une seule forme de chaque noms. Et il permet d'encapsuler un maximum de méthodes pour gérer de manière efficaces les formes.</text:span></text:p>
      <text:p text:style-name="P4"><text:span text:style-name="T7"/></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2ef5aff-a6fb0ff-166bdff-cf087ad-0f1389</meta:generator>
    <dc:date>2016-02-04T03:17:42.49</dc:date>
    <dc:creator>Quentin Guye</dc:creator>
    <meta:document-statistic meta:table-count="0" meta:image-count="0" meta:object-count="0" meta:page-count="2" meta:paragraph-count="47" meta:word-count="786" meta:character-count="4739" meta:non-whitespace-character-count="3999"/>
    <meta:user-defined meta:name="Info 1"/>
    <meta:user-defined meta:name="Info 2"/>
    <meta:user-defined meta:name="Info 3"/>
    <meta:user-defined meta:name="Info 4"/>
  </office:meta>
</office:document-meta>
</file>